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68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 style:data-style-name="N102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table table:name="MODELO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06, 08, 15, 19, 30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table:style-name="ce2" office:value-type="string" calcext:value-type="string" table:number-columns-spanned="9" table:number-rows-spanned="1">
            <text:p>51, 52, 53, 56, 57, 59, 61, 62, 63, 64, 65, 66, 67, 70, 73, 76, 77, 79, 81, 82, 83, 84, 85, 86</text:p>
          </table:table-cell>
          <table:covered-table-cell table:number-columns-repeated="8"/>
        </table:table-row>
        <table:table-row table:style-name="ro2">
          <table:table-cell table:number-columns-repeated="9"/>
        </table:table-row>
        <table:table-row table:style-name="ro4"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currency" office:currency="BRL" office:value="100000" calcext:value-type="currency" table:number-columns-spanned="4" table:number-rows-spanned="1">
            <text:p>R$ 100.000,00</text:p>
          </table:table-cell>
          <table:covered-table-cell table:style-name="ce7" office:value-type="float" office:value="300000" calcext:value-type="float">
            <text:p>300000</text:p>
          </table:covered-table-cell>
          <table:covered-table-cell table:number-columns-repeated="2" table:style-name="ce3"/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PONTOS</text:p>
          </table:table-cell>
          <table:table-cell table:style-name="ce4" office:value-type="string" calcext:value-type="string">
            <text:p>GANHADOR(ES)</text:p>
          </table:table-cell>
          <table:table-cell table:style-name="ce6" table:number-columns-repeated="4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4">
          <table:table-cell/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currency" office:currency="BRL" office:value="85714.29" calcext:value-type="currency" table:number-columns-spanned="4" table:number-rows-spanned="1">
            <text:p>R$ 85.714,29</text:p>
          </table:table-cell>
          <table:covered-table-cell table:style-name="ce7" office:value-type="float" office:value="300000" calcext:value-type="float">
            <text:p>300000</text:p>
          </table:covered-table-cell>
          <table:covered-table-cell table:number-columns-repeated="2" table:style-name="ce3"/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PONTOS</text:p>
          </table:table-cell>
          <table:table-cell table:style-name="ce4" office:value-type="string" calcext:value-type="string">
            <text:p>GANHADOR(ES)</text:p>
          </table:table-cell>
          <table:table-cell table:style-name="ce6" table:number-columns-repeated="4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4"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7" calcext:value-type="float">
            <text:p>397</text:p>
          </table:table-cell>
          <table:table-cell table:style-name="ce5" office:value-type="currency" office:currency="BRL" office:value="1259.45" calcext:value-type="currency" table:number-columns-spanned="4" table:number-rows-spanned="1">
            <text:p>R$ 1.259,45</text:p>
          </table:table-cell>
          <table:covered-table-cell table:style-name="ce7" office:value-type="float" office:value="300000" calcext:value-type="float">
            <text:p>300000</text:p>
          </table:covered-table-cell>
          <table:covered-table-cell table:number-columns-repeated="2" table:style-name="ce3"/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PONTOS</text:p>
          </table:table-cell>
          <table:table-cell table:style-name="ce4" office:value-type="string" calcext:value-type="string">
            <text:p>GANHADOR(ES)</text:p>
          </table:table-cell>
          <table:table-cell table:style-name="ce6" table:number-columns-repeated="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 style:data-style-name="N2" text:time-value="08:54:17.795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5T08:59:08.729000000</dc:date>
    <meta:editing-duration>PT35M23S</meta:editing-duration>
    <meta:editing-cycles>11</meta:editing-cycles>
    <meta:generator>LibreOffice/7.2.2.2$Windows_X86_64 LibreOffice_project/02b2acce88a210515b4a5bb2e46cbfb63fe97d56</meta:generator>
    <meta:print-date>2023-03-15T08:57:12.934000000</meta:print-date>
    <meta:document-statistic meta:table-count="1" meta:cell-count="20" meta:object-count="0"/>
  </office:meta>
</office:document-meta>
</file>